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ari 1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Instalasi Dart</text:p>
            <text:p text:style-name="P1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enapa Dar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art adalah bahasa yang digunakan Flutt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Kelebihan Dart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1">Dart memiliki kompilasi dengan sistem AOT (Ahead Of Time), sehingga hasilnya menjadi Native Code dengan cepat dan mudah diprediksi. </text:span></text:p>
              </text:list-item>
              <text:list-item>
                <text:p text:style-name="P3"><text:span text:style-name="T1">Dart mudah membuat animasi dan transisi dengan 60fps.</text:span></text:p>
              </text:list-item>
              <text:list-item>
                <text:p text:style-name="P3"><text:span text:style-name="T1">Dart menghindari penggunaan bahasa layout deklaratif terpisah seperti JSX atau XML, sehingga layout mudah terbaca dan digambarkan.</text:span></text:p>
                <text:p text:style-name="P3"><text:span text:style-name="T1">Sumber : https://hackernoon.com/why-flutter-uses-dart-dd635a054eb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atihan</text:p>
          </draw:text-box>
        </draw:frame>
        <draw:frame presentation:style-name="pr5" draw:layer="layout" svg:width="25.199cm" svg:height="17.321cm" svg:x="1.442cm" svg:y="4.914cm" presentation:class="outline" presentation:user-transformed="true">
          <draw:text-box>
            <text:p>Link :</text:p>
            <text:p text:style-name="P4">https://github.com/praxis-academy/akademik/blob/master/kurikulum/mobile-app-dev/isi/01.md</text:p>
            <text:p>Installasi Dart</text:p>
            <text:list text:style-name="L3">
              <text:list-item>
                <text:p>Dartpad , Editor Dart Online: <text:a xlink:href="https://dartpad.dev/">https://dartpad.dev/</text:a> </text:p>
              </text:list-item>
              <text:list-item>
                <text:p>Installasi dart di VSCode/ Android Studio :</text:p>
                <text:p><text:a xlink:href="https://dart.dev/get-dart">https://dart.dev/get-dart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Kasu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Untuk membuat Template Project dart, download Stagehand :</text:p>
                <text:p><text:a xlink:href="https://github.com/dart-lang/stagehand">https://github.com/dart-lang/stagehand</text:a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9.637cm" presentation:class="title" presentation:user-transformed="true">
          <draw:text-box>
            <text:p>Ada Pertanyaan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19T21:36:05.97</meta:creation-date>
    <meta:editing-duration>PT2H14M22S</meta:editing-duration>
    <meta:editing-cycles>11</meta:editing-cycles>
    <dc:date>2020-01-20T00:07:04.55</dc:date>
    <meta:generator>OpenOffice/4.1.6$Win32 OpenOffice.org_project/416m1$Build-9790</meta:generator>
    <meta:document-statistic meta:object-count="44"/>
  </office:meta>
</office:document-meta>
</file>